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 — aqui vai um <text:span text:style-name="Strong_20_Emphasis">plano de ação pragmático</text:span> para lançar e escalar o <text:span text:style-name="Strong_20_Emphasis">Plano Enterprise (Sob proposta)</text:span> com <text:span text:style-name="Strong_20_Emphasis">mentoria + consultoria</text:span>, <text:span text:style-name="Strong_20_Emphasis">Agente EIAH Core</text:span>, <text:span text:style-name="Strong_20_Emphasis">Exports + Webhooks</text:span>, <text:span text:style-name="Strong_20_Emphasis">Suporte Prioritário</text:span> e <text:span text:style-name="Strong_20_Emphasis">Datalake/ETL</text:span>.</text:p>
      <text:h text:style-name="Heading_20_1" text:outline-level="1">1) Posicionamento e oferta</text:h>
      <text:list xml:id="list1478899187" text:style-name="L1">
        <text:list-item>
          <text:p text:style-name="P1"><text:span text:style-name="Strong_20_Emphasis">ICP:</text:span> médias e grandes empresas com squads multi-produto, requisitos de segurança/compliance, integrações <text:span text:style-name="Strong_20_Emphasis">Datalake/ETL</text:span> e <text:span text:style-name="Strong_20_Emphasis">SLA</text:span> customizado.</text:p>
        </text:list-item>
        <text:list-item>
          <text:p text:style-name="P1"><text:span text:style-name="Strong_20_Emphasis">Proposta de valor:</text:span> “<text:span text:style-name="Strong_20_Emphasis">Confiabilidade em escala + governança</text:span>: integrações de missão crítica, dados no seu lake/ETL e <text:span text:style-name="Strong_20_Emphasis">TAM</text:span> (Technical Account Manager) para acelerar ROI.”</text:p>
        </text:list-item>
        <text:list-item>
          <text:p text:style-name="P1"><text:span text:style-name="Strong_20_Emphasis">Pacote Enterprise (sob proposta):</text:span></text:p>
          <text:list>
            <text:list-item>
              <text:p text:style-name="P1"><text:span text:style-name="Strong_20_Emphasis">Runs</text:span>: 10k+ (pool por tenant, somando workspaces).</text:p>
            </text:list-item>
            <text:list-item>
              <text:p text:style-name="P1"><text:span text:style-name="Strong_20_Emphasis">Ações externas</text:span>: 25k+ (pool + excedente negociável).</text:p>
            </text:list-item>
            <text:list-item>
              <text:p text:style-name="P1"><text:span text:style-name="Strong_20_Emphasis">Dados:</text:span> <text:span text:style-name="Strong_20_Emphasis">Exports</text:span> (CSV/JSON/Parquet), <text:span text:style-name="Strong_20_Emphasis">Webhooks</text:span> com HMAC e <text:span text:style-name="Strong_20_Emphasis">conectores Datalake/ETL</text:span> (S3/GCS/Azure, Snowflake/BigQuery/Redshift, dbt/Glue/Airflow).</text:p>
            </text:list-item>
            <text:list-item>
              <text:p text:style-name="P1"><text:span text:style-name="Strong_20_Emphasis">Segurança:</text:span> SSO/SAML/SCIM, RBAC avançado, audit logs 180–365 dias, opção de VPC peering.</text:p>
            </text:list-item>
            <text:list-item>
              <text:p text:style-name="P1"><text:span text:style-name="Strong_20_Emphasis">Suporte Prioritário</text:span>: fila dedicada, <text:span text:style-name="Strong_20_Emphasis">TAM</text:span>, <text:span text:style-name="Strong_20_Emphasis">SLA</text:span> (ex.: 4h crítica/12h alta), on-call opcional.</text:p>
            </text:list-item>
            <text:list-item>
              <text:p text:style-name="P1"><text:span text:style-name="Strong_20_Emphasis">Mentoria + Consultoria</text:span>: arquitetura, hardening, FinOps e governança de dados.</text:p>
            </text:list-item>
            <text:list-item>
              <text:p text:style-name="P1"><text:span text:style-name="Strong_20_Emphasis">Agente EIAH Core</text:span> com políticas organizacionais (recomendações de limites, alertas, replay e rotinas de export).</text:p>
            </text:list-item>
          </text:list>
        </text:list-item>
      </text:list>
      <text:h text:style-name="Heading_20_1" text:outline-level="1">2) Metas 30/60/90 dias</text:h>
      <text:list xml:id="list181756065" text:style-name="L2">
        <text:list-item>
          <text:p text:style-name="P2"><text:span text:style-name="Strong_20_Emphasis">D30 (pipeline)</text:span>: 50 contas alvo (ABM) → 15 qualificadas (discovery) → 6 <text:span text:style-name="Strong_20_Emphasis">POCs</text:span> ativas.</text:p>
        </text:list-item>
        <text:list-item>
          <text:p text:style-name="P2"><text:span text:style-name="Strong_20_Emphasis">D60 (POCs)</text:span>: ≥ 60% POCs vencem (≥ 4) com <text:span text:style-name="Strong_20_Emphasis">Webhook OK + Export→Lake OK + 1 recomendação do Agente aplicada</text:span>.</text:p>
        </text:list-item>
        <text:list-item>
          <text:p text:style-name="P2"><text:span text:style-name="Strong_20_Emphasis">D90 (fechamento/expansão)</text:span>: 6–10 contratos Enterprise, <text:span text:style-name="Strong_20_Emphasis">QBR</text:span> instituído, 3 estudos de caso setoriais.</text:p>
        </text:list-item>
      </text:list>
      <text:h text:style-name="Heading_20_1" text:outline-level="1">3) Sinais de qualificação (prontos para Enterprise)</text:h>
      <text:list xml:id="list2229724043" text:style-name="L3">
        <text:list-item>
          <text:p text:style-name="P3">Excedentes recorrentes no Business/Pro (runs/ações &gt;30% por 2 meses).</text:p>
        </text:list-item>
        <text:list-item>
          <text:p text:style-name="P3">Exigência de <text:span text:style-name="Strong_20_Emphasis">SSO/SCIM</text:span>, auditoria prolongada, <text:span text:style-name="Strong_20_Emphasis">Datalake/ETL</text:span> corporativo.</text:p>
        </text:list-item>
        <text:list-item>
          <text:p text:style-name="P3">Requisitos de <text:span text:style-name="Strong_20_Emphasis">SLA</text:span> formal, <text:span text:style-name="Strong_20_Emphasis">on-call</text:span> e <text:span text:style-name="Strong_20_Emphasis">runbooks</text:span>.</text:p>
        </text:list-item>
      </text:list>
      <text:h text:style-name="Heading_20_1" text:outline-level="1"><text:soft-page-break/>4) Motion de venda (ABM + POC)</text:h>
      <text:p text:style-name="Text_20_body"><text:span text:style-name="Strong_20_Emphasis">ABM (Account-Based Marketing)</text:span></text:p>
      <text:list xml:id="list2462341258" text:style-name="L4">
        <text:list-item>
          <text:p text:style-name="P4">Lista por vertical (Fin/Health/Logística/SaaS).</text:p>
        </text:list-item>
        <text:list-item>
          <text:p text:style-name="P4">Conteúdos técnicos por setor (blueprints e métricas que importam).</text:p>
        </text:list-item>
      </text:list>
      <text:p text:style-name="Text_20_body"><text:span text:style-name="Strong_20_Emphasis">POC (4–6 semanas) — SOW enxuto</text:span></text:p>
      <text:list xml:id="list2597788772" text:style-name="L5">
        <text:list-item>
          <text:p text:style-name="P5"><text:span text:style-name="Strong_20_Emphasis">Semana 0</text:span> – SOW assinado (escopo, KPIs, acessos, dados de teste).</text:p>
        </text:list-item>
        <text:list-item>
          <text:p text:style-name="P5"><text:span text:style-name="Strong_20_Emphasis">Semana 1</text:span> – <text:span text:style-name="Strong_20_Emphasis">Discovery técnico</text:span> + desenho de integração (webhooks, exports, lake, SLAs).</text:p>
        </text:list-item>
        <text:list-item>
          <text:p text:style-name="P5"><text:span text:style-name="Strong_20_Emphasis">Semana 2–3</text:span> – Implementação: <text:span text:style-name="Strong_20_Emphasis">Webhook em 10 min (wizard)</text:span> + <text:span text:style-name="Strong_20_Emphasis">Export diário</text:span> + modelos de schema/partição (ex.: <text:span text:style-name="Source_20_Text">dt=YYYY-MM-DD</text:span>, Parquet).</text:p>
        </text:list-item>
        <text:list-item>
          <text:p text:style-name="P5"><text:span text:style-name="Strong_20_Emphasis">Semana 4</text:span> – Observabilidade/alertas, replay e <text:span text:style-name="Strong_20_Emphasis">Agente</text:span> sugerindo limites.</text:p>
        </text:list-item>
        <text:list-item>
          <text:p text:style-name="P5"><text:span text:style-name="Strong_20_Emphasis">Semana 5–6</text:span> – Validação contra KPIs (ex.: MTTR, falhas/1k runs, P95) + parecer de segurança + business case.</text:p>
        </text:list-item>
      </text:list>
      <text:p text:style-name="Text_20_body"><text:span text:style-name="Strong_20_Emphasis">Critérios de sucesso da POC</text:span></text:p>
      <text:list xml:id="list536787198" text:style-name="L6">
        <text:list-item>
          <text:p text:style-name="P6">≥ 1 <text:span text:style-name="Strong_20_Emphasis">Webhook</text:span> em produção piloto (HMAC + idempotência + retry/DLQ).</text:p>
        </text:list-item>
        <text:list-item>
          <text:p text:style-name="P6">≥ 1 <text:span text:style-name="Strong_20_Emphasis">Export</text:span> agendado para lake (schema estável + reconciliação).</text:p>
        </text:list-item>
        <text:list-item>
          <text:p text:style-name="P6">≥ 1 <text:span text:style-name="Strong_20_Emphasis">recomendação do Agente</text:span> aplicada (limites/alertas/replay).</text:p>
        </text:list-item>
        <text:list-item>
          <text:p text:style-name="P6"><text:span text:style-name="Strong_20_Emphasis">SLA piloto</text:span> cumprido e logs auditáveis.</text:p>
        </text:list-item>
      </text:list>
      <text:h text:style-name="Heading_20_1" text:outline-level="1">5) Lançamento em 4 semanas (go-to-market)</text:h>
      <text:p text:style-name="Text_20_body"><text:span text:style-name="Strong_20_Emphasis">Semana 1 – Go-live Enterprise</text:span></text:p>
      <text:list xml:id="list2399951706" text:style-name="L7">
        <text:list-item>
          <text:p text:style-name="P7">Pricing/landing com <text:span text:style-name="Strong_20_Emphasis">“Sob proposta”</text:span> + formulário de descoberta técnica.</text:p>
        </text:list-item>
        <text:list-item>
          <text:p text:style-name="P7">Materiais: 2 <text:span text:style-name="Strong_20_Emphasis">one-pagers</text:span> (segurança e arquitetura Datalake/ETL), 1 deck executivo e 1 deck técnico.</text:p>
        </text:list-item>
        <text:list-item>
          <text:p text:style-name="P7">Habilitar <text:span text:style-name="Strong_20_Emphasis">fila Enterprise</text:span> no help desk, <text:span text:style-name="Strong_20_Emphasis">TAM</text:span> alocado e runbooks.</text:p>
        </text:list-item>
      </text:list>
      <text:p text:style-name="Text_20_body"><text:span text:style-name="Strong_20_Emphasis">Semana 2 – Tracionar POCs</text:span></text:p>
      <text:list xml:id="list465880454" text:style-name="L8">
        <text:list-item>
          <text:p text:style-name="P8">Webinars por vertical (arquitetura de referência).</text:p>
        </text:list-item>
        <text:list-item>
          <text:p text:style-name="P8">Blocos prontos de <text:span text:style-name="Strong_20_Emphasis">Terraform/CLI</text:span> (ou snippets) para bootstrap do conector de lake.</text:p>
        </text:list-item>
        <text:list-item>
          <text:p text:style-name="P8">Blueprints: “Webhook com HMAC+retry+DLQ” e “Export→Lake Parquet + partições”.</text:p>
        </text:list-item>
      </text:list>
      <text:p text:style-name="Text_20_body"><text:span text:style-name="Strong_20_Emphasis">Semana 3 – Prova social &amp; compliance</text:span></text:p>
      <text:list xml:id="list577897992" text:style-name="L9">
        <text:list-item>
          <text:p text:style-name="P9">Pacote de <text:span text:style-name="Strong_20_Emphasis">security responses</text:span> (SSO/SAML/SCIM, DPA, auditorias).</text:p>
        </text:list-item>
        <text:list-item>
          <text:p text:style-name="P9">2 <text:span text:style-name="Strong_20_Emphasis">mini-cases</text:span> (vídeo 90s) com métricas (MTTR, falhas/1k runs, horas poupadas).</text:p>
        </text:list-item>
      </text:list>
      <text:p text:style-name="Text_20_body"><text:span text:style-name="Strong_20_Emphasis">Semana 4 – Deal desk &amp; negociação</text:span></text:p>
      <text:list xml:id="list1220536233" text:style-name="L10">
        <text:list-item>
          <text:p text:style-name="P10"><text:soft-page-break/>Modelos de <text:span text:style-name="Strong_20_Emphasis">MSA/DPA</text:span> e matriz de redlines.</text:p>
        </text:list-item>
        <text:list-item>
          <text:p text:style-name="P10">Ofertas com <text:span text:style-name="Strong_20_Emphasis">tiers de SLA</text:span> e opções (on-call, VPC peering, retenção 365d).</text:p>
        </text:list-item>
      </text:list>
      <text:h text:style-name="Heading_20_1" text:outline-level="1">6) Onboarding Enterprise (TTV técnico &lt; 45–90 min)</text:h>
      <text:list xml:id="list818479792" text:style-name="L11">
        <text:list-item>
          <text:p text:style-name="P11"><text:span text:style-name="Strong_20_Emphasis">Kickoff</text:span> com TAM e Arquiteto (mapa de integrações e SLOs).</text:p>
        </text:list-item>
        <text:list-item>
          <text:p text:style-name="P11"><text:span text:style-name="Strong_20_Emphasis">Assistente de integração</text:span>: secret, endpoint de recebimento, teste de webhook, export diário (CSV/JSON/Parquet).</text:p>
        </text:list-item>
        <text:list-item>
          <text:p text:style-name="P11"><text:span text:style-name="Strong_20_Emphasis">Lake/ETL</text:span>: pastas/partições, schema versionado, <text:span text:style-name="Strong_20_Emphasis">CDC</text:span> (se existir), compatibilidade com <text:span text:style-name="Strong_20_Emphasis">dbt/Airflow/Glue</text:span>.</text:p>
        </text:list-item>
        <text:list-item>
          <text:p text:style-name="P11"><text:span text:style-name="Strong_20_Emphasis">Observabilidade</text:span>: métricas 2xx/4xx/5xx de webhooks, P95/P99, fila/retry, alarmes.</text:p>
        </text:list-item>
        <text:list-item>
          <text:p text:style-name="P11"><text:span text:style-name="Strong_20_Emphasis">Agente EIAH Core</text:span>: aplicar 1 recomendação no dia 1.</text:p>
        </text:list-item>
        <text:list-item>
          <text:p text:style-name="P11"><text:span text:style-name="Strong_20_Emphasis">Validação</text:span>: “Enterprise-Ready = true” (Webhook OK + Export OK + Alerta ativo + Replay testado).</text:p>
        </text:list-item>
      </text:list>
      <text:h text:style-name="Heading_20_1" text:outline-level="1">7) Mentoria + consultoria (cadência)</text:h>
      <text:list xml:id="list1691148557" text:style-name="L12">
        <text:list-item>
          <text:p text:style-name="P12"><text:span text:style-name="Strong_20_Emphasis">Mentoria quinzenal</text:span> (arquitetura, hardening, governança): 60 min.</text:p>
        </text:list-item>
        <text:list-item>
          <text:p text:style-name="P12"><text:span text:style-name="Strong_20_Emphasis">Consultoria</text:span> sob demanda (pacote de horas), incluindo <text:span text:style-name="Strong_20_Emphasis">FinOps</text:span> (projeção de fatura) e revisão de <text:span text:style-name="Strong_20_Emphasis">runbooks</text:span>.</text:p>
        </text:list-item>
        <text:list-item>
          <text:p text:style-name="P12"><text:span text:style-name="Strong_20_Emphasis">QBR</text:span> (trimestral): objetivos, métricas, roadmap, recomendações do Agente, oportunidades de expansão.</text:p>
        </text:list-item>
      </text:list>
      <text:h text:style-name="Heading_20_1" text:outline-level="1">8) Suporte Prioritário (como operar)</text:h>
      <text:list xml:id="list543698033" text:style-name="L13">
        <text:list-item>
          <text:p text:style-name="P13"><text:span text:style-name="Strong_20_Emphasis">Fila Enterprise</text:span> com <text:span text:style-name="Strong_20_Emphasis">TAM</text:span> e <text:span text:style-name="Strong_20_Emphasis">SLA</text:span> por severidade (ex.: Sev1: 4h, Sev2: 12h).</text:p>
        </text:list-item>
        <text:list-item>
          <text:p text:style-name="P13"><text:span text:style-name="Strong_20_Emphasis">On-call</text:span> opcional.</text:p>
        </text:list-item>
        <text:list-item>
          <text:p text:style-name="P13"><text:span text:style-name="Strong_20_Emphasis">Runbooks</text:span>: picos de latência, DLQ cheia, replays em massa, quedas de endpoint, escalonamento L3.</text:p>
        </text:list-item>
        <text:list-item>
          <text:p text:style-name="P13"><text:span text:style-name="Strong_20_Emphasis">Métricas:</text:span> % dentro do SLA, tempo 1ª resposta, tempo de resolução, CSAT, reincidência.</text:p>
        </text:list-item>
      </text:list>
      <text:h text:style-name="Heading_20_1" text:outline-level="1">9) Arquiteturas de referência (Datalake/ETL)</text:h>
      <text:list xml:id="list2712471049" text:style-name="L14">
        <text:list-item>
          <text:p text:style-name="P14"><text:span text:style-name="Strong_20_Emphasis">Exports</text:span>: agendados (cron) e on-demand; <text:span text:style-name="Strong_20_Emphasis">CSV/JSON/Parquet</text:span>; schema estável + versionamento; <text:span text:style-name="Strong_20_Emphasis">checksum</text:span>; reconciliação; reprocessamento por partição.</text:p>
        </text:list-item>
        <text:list-item>
          <text:p text:style-name="P14"><text:span text:style-name="Strong_20_Emphasis">Webhooks</text:span>: <text:span text:style-name="Strong_20_Emphasis">HMAC</text:span>, <text:span text:style-name="Strong_20_Emphasis">idempotência</text:span> por <text:span text:style-name="Source_20_Text">event_id</text:span>, <text:span text:style-name="Strong_20_Emphasis">retry</text:span> com backoff exponencial, <text:span text:style-name="Strong_20_Emphasis">DLQ</text:span> e painel de auditoria.</text:p>
        </text:list-item>
        <text:list-item>
          <text:p text:style-name="P14"><text:soft-page-break/><text:span text:style-name="Strong_20_Emphasis">Pipelines</text:span>: <text:span text:style-name="Strong_20_Emphasis">dbt</text:span> (models/seed), <text:span text:style-name="Strong_20_Emphasis">Airflow/Glue</text:span> (DAGs), <text:span text:style-name="Strong_20_Emphasis">Snowflake/BigQuery/Redshift</text:span> (ingest + transform).</text:p>
        </text:list-item>
        <text:list-item>
          <text:p text:style-name="P14"><text:span text:style-name="Strong_20_Emphasis">Governança</text:span>: catálogos/linhagem (Glue Data Catalog/Dataplex), retenção e mascaramento quando necessário.</text:p>
        </text:list-item>
      </text:list>
      <text:h text:style-name="Heading_20_1" text:outline-level="1">10) Pricing &amp; proposta (sob medida)</text:h>
      <text:list xml:id="list2237357436" text:style-name="L15">
        <text:list-item>
          <text:p text:style-name="P15"><text:span text:style-name="Strong_20_Emphasis">Modelo base</text:span>: fee anual por tier de <text:span text:style-name="Strong_20_Emphasis">runs + ações</text:span> (pool), <text:span text:style-name="Strong_20_Emphasis">SLA</text:span> (Standard/Premium), <text:span text:style-name="Strong_20_Emphasis">retenção de logs</text:span> (180/365d) e <text:span text:style-name="Strong_20_Emphasis">opcionais</text:span> (SSO/SCIM, VPC peering, TAM extra, on-call).</text:p>
        </text:list-item>
        <text:list-item>
          <text:p text:style-name="P15"><text:span text:style-name="Strong_20_Emphasis">Excedentes</text:span> com descontos por volume.</text:p>
        </text:list-item>
        <text:list-item>
          <text:p text:style-name="P15"><text:span text:style-name="Strong_20_Emphasis">Cláusulas</text:span>: revisão anual de consumo, uplifts previsíveis, créditos de expansão.</text:p>
        </text:list-item>
      </text:list>
      <text:h text:style-name="Heading_20_1" text:outline-level="1">11) Métricas-chave e painéis</text:h>
      <text:list xml:id="list2001044893" text:style-name="L16">
        <text:list-item>
          <text:p text:style-name="P16"><text:span text:style-name="Strong_20_Emphasis">Ativação</text:span>: % contas com <text:span text:style-name="Strong_20_Emphasis">Webhook OK</text:span>, <text:span text:style-name="Strong_20_Emphasis">Export OK</text:span>, alerta ativo e 1 recomendação do Agente aplicada.</text:p>
        </text:list-item>
        <text:list-item>
          <text:p text:style-name="P16"><text:span text:style-name="Strong_20_Emphasis">Confiabilidade</text:span>: falhas/1k runs, P95/P99, MTTR, filas/retry, 4xx/5xx por endpoint.</text:p>
        </text:list-item>
        <text:list-item>
          <text:p text:style-name="P16"><text:span text:style-name="Strong_20_Emphasis">Uso do Agente</text:span>: recomendações emitidas/aplicadas, redução de falhas após aplicação.</text:p>
        </text:list-item>
        <text:list-item>
          <text:p text:style-name="P16"><text:span text:style-name="Strong_20_Emphasis">Suporte</text:span>: SLA cumprido, TMA 1ª resposta, CSAT.</text:p>
        </text:list-item>
        <text:list-item>
          <text:p text:style-name="P16"><text:span text:style-name="Strong_20_Emphasis">Receita</text:span>: TCV, ciclo de vendas, expansão (workspaces, conectores, SLA tiers).</text:p>
        </text:list-item>
      </text:list>
      <text:h text:style-name="Heading_20_1" text:outline-level="1">12) Riscos &amp; mitigação</text:h>
      <text:list xml:id="list2474332609" text:style-name="L17">
        <text:list-item>
          <text:p text:style-name="P17"><text:span text:style-name="Strong_20_Emphasis">Atrasos em segurança/jurídico</text:span> → pacote de respostas padrão + matriz de redlines + champion técnico.</text:p>
        </text:list-item>
        <text:list-item>
          <text:p text:style-name="P17"><text:span text:style-name="Strong_20_Emphasis">POC sem dados reais</text:span> → dados mascarados + espelho de produção por amostra.</text:p>
        </text:list-item>
        <text:list-item>
          <text:p text:style-name="P17"><text:span text:style-name="Strong_20_Emphasis">Baixa ativação em lake/webhook</text:span> → wizard + mentoria de integração + playbooks por stack.</text:p>
        </text:list-item>
        <text:list-item>
          <text:p text:style-name="P17"><text:span text:style-name="Strong_20_Emphasis">SLA sob pico</text:span> → plantão + incident comms + rodízio on-call + simulado de incidente mensal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9:11:18.363000000</meta:creation-date>
    <dc:date>2025-11-06T09:11:39.927000000</dc:date>
    <meta:editing-duration>PT21S</meta:editing-duration>
    <meta:editing-cycles>1</meta:editing-cycles>
    <meta:document-statistic meta:table-count="0" meta:image-count="0" meta:object-count="0" meta:page-count="4" meta:paragraph-count="86" meta:word-count="936" meta:character-count="6287" meta:non-whitespace-character-count="5498"/>
    <meta:generator>LibreOffice/7.3.2.2$Windows_X86_64 LibreOffice_project/49f2b1bff42cfccbd8f788c8dc32c1c309559be0</meta:generator>
  </office:meta>
</office:document-meta>
</file>